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.27cm" svg:x="4.255cm" svg:y="2.397cm">
          <text:p text:style-name="P1">GMT TextCl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1.27cm" svg:x="4.175cm" svg:y="4.302cm">
          <text:p text:style-name="P1">Indicator RichText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5cm" svg:height="1.27cm" svg:x="4.174cm" svg:y="6.101cm">
          <text:p text:style-name="P1">UPDATE 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1cm" svg:height="1.27cm" svg:x="11.087cm" svg:y="6.1cm">
          <text:p text:style-name="P1">DETAILS 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1.27cm" svg:x="4.174cm" svg:y="7.901cm">
          <text:p text:style-name="P1">Ku/Time/Sb Web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3.365cm" svg:x="4.173cm" svg:y="9.7cm">
          <text:p text:style-name="P1">Sensor Times RichWebTex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ms </meta:initial-creator>
    <meta:creation-date>2015-06-09T19:05:12</meta:creation-date>
    <dc:date>2015-06-09T19:09:05</dc:date>
    <dc:creator>pims </dc:creator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